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ce181e" fo:font-size="18pt" officeooo:rsid="00236f49" officeooo:paragraph-rsid="00236f49" style:font-size-asian="18pt" style:font-size-complex="18pt"/>
    </style:style>
    <style:style style:name="P2" style:family="paragraph" style:parent-style-name="Preformatted_20_Text">
      <style:text-properties fo:color="#ce181e" fo:font-size="18pt" officeooo:rsid="001f1dbb" officeooo:paragraph-rsid="00236f49" style:font-size-asian="18pt" style:font-size-complex="18pt"/>
    </style:style>
    <style:style style:name="P3" style:family="paragraph" style:parent-style-name="Standard">
      <style:text-properties fo:font-size="18pt" officeooo:rsid="001f1dbb" style:font-size-asian="18pt" style:font-size-complex="18pt"/>
    </style:style>
    <style:style style:name="P4" style:family="paragraph" style:parent-style-name="Standard">
      <style:text-properties fo:color="#ce181e" fo:font-size="18pt" officeooo:rsid="001f1dbb" officeooo:paragraph-rsid="001f1dbb" style:font-size-asian="18pt" style:font-size-complex="18pt"/>
    </style:style>
    <style:style style:name="P5" style:family="paragraph" style:parent-style-name="Standard">
      <style:text-properties fo:color="#ce181e" fo:font-size="18pt" officeooo:rsid="001f1dbb" officeooo:paragraph-rsid="0032030c" style:font-size-asian="18pt" style:font-size-complex="18pt"/>
    </style:style>
    <style:style style:name="P6" style:family="paragraph" style:parent-style-name="Standard">
      <style:text-properties fo:color="#ce181e" fo:font-size="18pt" officeooo:rsid="00236f49" officeooo:paragraph-rsid="00236f49" style:font-size-asian="18pt" style:font-size-complex="18pt"/>
    </style:style>
    <style:style style:name="P7" style:family="paragraph" style:parent-style-name="Standard">
      <style:text-properties fo:color="#ce181e" fo:font-size="14pt" officeooo:rsid="0020a15a" officeooo:paragraph-rsid="002f999a" style:font-size-asian="14pt" style:font-size-complex="14pt"/>
    </style:style>
    <style:style style:name="P8" style:family="paragraph" style:parent-style-name="Standard">
      <style:text-properties fo:color="#ce181e" fo:font-size="14pt" officeooo:rsid="002650a3" officeooo:paragraph-rsid="002f999a" style:font-size-asian="14pt" style:font-size-complex="14pt"/>
    </style:style>
    <style:style style:name="P9" style:family="paragraph" style:parent-style-name="Standard">
      <style:text-properties fo:color="#ce181e" fo:font-size="14pt" officeooo:rsid="001f1dbb" officeooo:paragraph-rsid="001f1dbb" style:font-size-asian="14pt" style:font-size-complex="14pt"/>
    </style:style>
    <style:style style:name="P10" style:family="paragraph" style:parent-style-name="Standard">
      <style:text-properties fo:color="#158466" fo:font-size="14pt" officeooo:rsid="002878af" officeooo:paragraph-rsid="002f999a" style:font-size-asian="14pt" style:font-size-complex="14pt"/>
    </style:style>
    <style:style style:name="P11" style:family="paragraph" style:parent-style-name="Standard">
      <style:text-properties fo:font-size="14pt" officeooo:rsid="001f1dbb" officeooo:paragraph-rsid="001f1dbb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f1dbb" officeooo:paragraph-rsid="001f1dbb" style:font-size-asian="14pt" style:font-size-complex="14pt"/>
    </style:style>
    <style:style style:name="P13" style:family="paragraph" style:parent-style-name="Standard">
      <style:text-properties fo:font-size="14pt" officeooo:rsid="003019ca" officeooo:paragraph-rsid="003019ca" style:font-size-asian="14pt" style:font-size-complex="14pt"/>
    </style:style>
    <style:style style:name="P14" style:family="paragraph" style:parent-style-name="Standard">
      <style:text-properties officeooo:rsid="002e0038" officeooo:paragraph-rsid="002e0038"/>
    </style:style>
    <style:style style:name="P15" style:family="paragraph" style:parent-style-name="Preformatted_20_Text">
      <style:text-properties fo:color="#ce181e" fo:font-size="18pt" officeooo:rsid="00236f49" officeooo:paragraph-rsid="00236f49" style:font-size-asian="18pt" style:font-size-complex="18pt"/>
    </style:style>
    <style:style style:name="P16" style:family="paragraph" style:parent-style-name="Standard" style:list-style-name="L1">
      <style:text-properties fo:color="#468a1a" fo:font-size="18pt" fo:font-weight="bold" officeooo:rsid="00236f49" officeooo:paragraph-rsid="00252533" style:font-size-asian="18pt" style:font-weight-asian="bold" style:font-size-complex="18pt" style:font-weight-complex="bold"/>
    </style:style>
    <style:style style:name="P17" style:family="paragraph" style:parent-style-name="Standard" style:list-style-name="L1">
      <style:text-properties fo:color="#158466" fo:font-size="18pt" fo:font-weight="bold" officeooo:rsid="00236f49" officeooo:paragraph-rsid="00236f49" style:font-size-asian="18pt" style:font-weight-asian="bold" style:font-size-complex="18pt" style:font-weight-complex="bold"/>
    </style:style>
    <style:style style:name="T1" style:family="text">
      <style:text-properties officeooo:rsid="00236f49"/>
    </style:style>
    <style:style style:name="T2" style:family="text">
      <style:text-properties fo:color="#ff0000" fo:background-color="#ffff00" loext:char-shading-value="0"/>
    </style:style>
    <style:style style:name="T3" style:family="text">
      <style:text-properties fo:color="#ff0000" fo:font-size="12pt" fo:background-color="#ffff00" loext:char-shading-value="0" style:font-size-asian="12pt" style:font-size-complex="12pt"/>
    </style:style>
    <style:style style:name="T4" style:family="text">
      <style:text-properties fo:color="#ff0000" fo:font-size="11pt" fo:background-color="#ffff00" loext:char-shading-value="0" style:font-size-asian="11pt" style:font-size-complex="11pt"/>
    </style:style>
    <style:style style:name="T5" style:family="text">
      <style:text-properties fo:color="#ff0000" fo:font-size="9pt" fo:background-color="#ffff00" loext:char-shading-value="0" style:font-size-asian="9pt" style:font-size-complex="9pt"/>
    </style:style>
    <style:style style:name="T6" style:family="text">
      <style:text-properties fo:color="#ce181e"/>
    </style:style>
    <style:style style:name="T7" style:family="text">
      <style:text-properties fo:color="#ce181e" officeooo:rsid="002f999a"/>
    </style:style>
    <style:style style:name="T8" style:family="text">
      <style:text-properties officeooo:rsid="00252533"/>
    </style:style>
    <style:style style:name="T9" style:family="text">
      <style:text-properties officeooo:rsid="002ea293"/>
    </style:style>
    <style:style style:name="T10" style:family="text">
      <style:text-properties officeooo:rsid="002f999a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color="#ff4000" fo:font-size="9pt" style:font-size-asian="9pt" style:font-size-complex="9pt"/>
    </style:style>
    <style:style style:name="T15" style:family="text">
      <style:text-properties fo:color="#ff4000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pbxpeJ0Kkjc" text:style-name="Internet_20_link" text:visited-style-name="Visited_20_Internet_20_Link"/></text:p>
      <text:list xml:id="list2480502748" text:style-name="L1">
        <text:list-item>
          <text:p text:style-name="P16"><text:span text:style-name="T1">Installation of QGIS in Ubuntun </text:span><text:span text:style-name="T8">18.</text:span><text:span text:style-name="T1">04</text:span></text:p>
        </text:list-item>
      </text:list>
      <text:p text:style-name="Standard"/>
      <text:p text:style-name="P14">Detailed instructions can be found via clicking the video link.</text:p>
      <text:p text:style-name="Standard"><text:a xlink:type="simple" xlink:href="https://www.youtube.com/watch?v=pbxpeJ0Kkjc" text:style-name="Internet_20_link" text:visited-style-name="Visited_20_Internet_20_Link">https://www.youtube.com/watch?v=pbxpeJ0Kkjc</text:a></text:p>
      <text:p text:style-name="P3"/>
      <text:p text:style-name="P5">--------------------------------------------------------------------------------</text:p>
      <text:p text:style-name="P12"><text:span text:style-name="T7">Input the command “</text:span><text:span text:style-name="T6">sudo nano /etc/apt/sources.list” </text:span><text:span text:style-name="T7">in the terminal and </text:span><text:span text:style-name="T9"><text:s/></text:span>comment some links and <text:s/>add the following:</text:p>
      <text:p text:style-name="P12"/>
      <text:p text:style-name="P11"># deb-src http://security.ubuntu.com/ubuntu bionic-security multiverse</text:p>
      <text:p text:style-name="P11">#deb https://qgis.org/ubuntu-ltr/ bionic main</text:p>
      <text:p text:style-name="P11">#deb https://qgis.org/ubuntu bionic main</text:p>
      <text:p text:style-name="P11">#deb-src https://qgis.org/ubuntu bionic main</text:p>
      <text:p text:style-name="P11">#deb http://qgis.org/debian bionic main</text:p>
      <text:p text:style-name="P11"># deb-src https://qgis.org/ubuntu bionic main</text:p>
      <text:p text:style-name="P11">#deb http://qgis.org/debian trusty main</text:p>
      <text:p text:style-name="P11"># deb-src http://qgis.org/debian trusty main</text:p>
      <text:p text:style-name="P11">deb http://ppa.launchpad.net/ubuntugis/ppa/ubuntu bionic main</text:p>
      <text:p text:style-name="P11">deb-src http://ppa.launchpad.net/ubuntugis/ppa/ubuntu bionic main</text:p>
      <text:p text:style-name="P11"/>
      <text:p text:style-name="P7"><text:span text:style-name="T10">Using </text:span>“ctrl+c” <text:span text:style-name="T10">to</text:span> save files</text:p>
      <text:p text:style-name="P8">press “ESC” then input “:” then <text:span text:style-name="T10">input </text:span>“wq” to save the edited file</text:p>
      <text:p text:style-name="P10">[“sudo su”] to change to the root </text:p>
      <text:p text:style-name="P11"/>
      <text:p text:style-name="P13">After that, please input the following:</text:p>
      <text:p text:style-name="P9">sudo apt upgrade</text:p>
      <text:p text:style-name="P9">sudo apt install qgis</text:p>
      <text:p text:style-name="P9"/>
      <text:p text:style-name="P4">--------------------------------------------------------------------------------</text:p>
      <text:p text:style-name="P4"/>
      <text:list xml:id="list92218752169401" text:continue-numbering="true" text:style-name="L1">
        <text:list-item>
          <text:p text:style-name="P17">Installation of QGIS in Ubuntun 20.04</text:p>
        </text:list-item>
      </text:list>
      <text:p text:style-name="P6"><text:span text:style-name="Source_20_Text"/></text:p>
      <text:p text:style-name="P1"><text:span text:style-name="Source_20_Text"><text:span text:style-name="T12">sudo apt install gnupg software-properties-common</text:span></text:span></text:p>
      <text:p text:style-name="P1"><text:span text:style-name="Source_20_Text"><text:span text:style-name="T12"/></text:span></text:p>
      <text:p text:style-name="P1"><text:span text:style-name="Source_20_Text"><text:span text:style-name="T12">sudo mkdir -m755 -p /etc/apt/keyrings</text:span></text:span></text:p>
      <text:p text:style-name="P1"><text:span text:style-name="Source_20_Text"><text:span text:style-name="T11"/></text:span></text:p>
      <text:p text:style-name="P1"><text:span text:style-name="Source_20_Text"><text:span text:style-name="T5">sudo wget -O /etc/apt/keyrings/qgis-archive-keyring.gpg </text:span></text:span><text:a xlink:type="simple" xlink:href="https://download.qgis.org/downloads/qgis-archive-keyring.gpg" text:style-name="Internet_20_link" text:visited-style-name="Visited_20_Internet_20_Link"><text:span text:style-name="Source_20_Text"><text:span text:style-name="T14">https://download.qgis.org/downloads/qgis-archive-keyring.gpg</text:span></text:span></text:a></text:p>
      <text:p text:style-name="P1"><text:span text:style-name="Source_20_Text"><text:span text:style-name="T15"/></text:span></text:p>
      <text:p text:style-name="P1"><text:span text:style-name="Source_20_Text"><text:span text:style-name="T12">sudo apt update</text:span></text:span></text:p>
      <text:p text:style-name="P1"><text:span text:style-name="Source_20_Text"><text:span text:style-name="T12"/></text:span></text:p>
      <text:p text:style-name="P1"><text:span text:style-name="Source_20_Text"><text:span text:style-name="T12">sudo apt install qgis qgis-plugin-grass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1T18:21:19.839503047</meta:creation-date>
    <dc:date>2023-03-02T09:22:18.398351807</dc:date>
    <meta:editing-duration>PT3H13M16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48" meta:character-count="1411" meta:non-whitespace-character-count="1290"/>
  </office:meta>
</office:document-meta>
</file>